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8000002AB69B05999.png" manifest:media-type="image/png"/>
  <manifest:file-entry manifest:full-path="Pictures/10000000000003A8000001CF96CD3A3D.png" manifest:media-type="image/png"/>
  <manifest:file-entry manifest:full-path="Pictures/10000000000003A8000002AB6DF245EA.png" manifest:media-type="image/png"/>
  <manifest:file-entry manifest:full-path="Pictures/10000000000003A8000001C02946C38E.png" manifest:media-type="image/png"/>
  <manifest:file-entry manifest:full-path="Pictures/10000000000003A8000001C09A90C82F.png" manifest:media-type="image/png"/>
  <manifest:file-entry manifest:full-path="Pictures/10000000000003A9000002906F72B867.png" manifest:media-type="image/png"/>
  <manifest:file-entry manifest:full-path="Pictures/10000000000002F5000002D322A60205.png" manifest:media-type="image/png"/>
  <manifest:file-entry manifest:full-path="Pictures/10000000000003A3000001B97D862FE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628cm" svg:height="11.665cm" svg:x="1.784cm" svg:y="2.084cm">
          <draw:image xlink:href="Pictures/10000000000003A3000001B97D862F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6.49cm" svg:height="15.749cm" svg:x="5.853cm" svg:y="0.042cm">
          <draw:image xlink:href="Pictures/10000000000002F5000002D322A602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2.495cm" svg:height="15.749cm" svg:x="2.85cm" svg:y="0.042cm">
          <draw:image xlink:href="Pictures/10000000000003A9000002906F72B8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4.76cm" svg:height="11.85cm" svg:x="1.718cm" svg:y="1.992cm">
          <draw:image xlink:href="Pictures/10000000000003A8000001C02946C3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4.76cm" svg:height="11.85cm" svg:x="1.718cm" svg:y="1.992cm">
          <draw:image xlink:href="Pictures/10000000000003A8000001C09A90C8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1.583cm" svg:height="15.749cm" svg:x="3.306cm" svg:y="0.042cm">
          <draw:image xlink:href="Pictures/10000000000003A8000002AB6DF245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1.583cm" svg:height="15.749cm" svg:x="3.306cm" svg:y="0.042cm">
          <draw:image xlink:href="Pictures/10000000000003A8000002AB69B059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4.76cm" svg:height="12.247cm" svg:x="1.718cm" svg:y="1.793cm">
          <draw:image xlink:href="Pictures/10000000000003A8000001CF96CD3A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r Novak</meta:initial-creator>
    <meta:creation-date>2025-04-27T13:18:26.758616372</meta:creation-date>
    <dc:date>2025-04-27T13:33:44.718978394</dc:date>
    <dc:creator>Petr Novak</dc:creator>
    <meta:editing-duration>PT5M1S</meta:editing-duration>
    <meta:editing-cycles>1</meta:editing-cycles>
    <meta:generator>LibreOffice/24.2.7.2$Linux_X86_64 LibreOffice_project/420$Build-2</meta:generator>
    <meta:document-statistic meta:object-count="45"/>
  </office:meta>
</office:document-meta>
</file>